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&amp; Tricks</text:p>
          </table:table-cell>
          <table:table-cell table:style-name="ce9"/>
          <table:table-cell table:style-name="ce9" office:value-type="string" calcext:value-type="string">
            <text:p>tips , tricks , cheats </text:p>
          </table:table-cell>
          <table:table-cell table:style-name="ce2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9" table:number-columns-repeated="4"/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 table:number-rows-repeated="32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2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2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 table:number-rows-repeated="24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5:28:44.659332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1T15:29:50.009405891</dc:date>
    <meta:editing-duration>PT6H59M48S</meta:editing-duration>
    <meta:editing-cycles>104</meta:editing-cycles>
    <meta:generator>LibreOffice/4.2.8.2$Linux_X86_64 LibreOffice_project/420m0$Build-2</meta:generator>
    <meta:document-statistic meta:table-count="4" meta:cell-count="2420" meta:object-count="0"/>
  </office:meta>
</office:document-meta>
</file>